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automatic-styles/>
  <office:body>
    <office:text>
      <text:h text:outline-level="1" text:style-name="HeadingWithSpacing">Sample Heading with 0.5cm spacing below</text:h>
      <text:p>This paragraph follows the heading and demonstrates the added spacing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styles>
    <style:style style:name="HeadingWithSpacing" style:family="paragraph" style:display-name="HeadingWithSpacing">
      <style:paragraph-properties fo:margin-bottom="0.5c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table="urn:oasis:names:tc:opendocument:xmlns:table:1.0" office:version="1.2">
  <office:meta>
    <meta:generator>ODFPY/1.4.1</meta:generator>
  </office:meta>
</office:document-meta>
</file>